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2.46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33ff99"/>
      <style:text-properties style:font-name="Arial" style:font-name-asian="ＭＳ Ｐゴシック" style:font-name-complex="Arial1"/>
    </style:style>
  </office:automatic-styles>
  <office:body>
    <office:spreadsheet>
      <table:table table:name="continue_loss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>
            <text:p>パス</text:p>
          </table:table-cell>
          <table:table-cell table:style-name="ce1" office:value-type="string">
            <text:p>損益</text:p>
          </table:table-cell>
          <table:table-cell table:style-name="ce1" office:value-type="string">
            <text:p>総取引回数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期待利得</text:p>
          </table:table-cell>
          <table:table-cell table:style-name="ce1" office:value-type="string">
            <text:p>ドローダウン</text:p>
          </table:table-cell>
          <table:table-cell table:style-name="ce2" office:value-type="string">
            <text:p>ドローダウン%</text:p>
          </table:table-cell>
          <table:table-cell table:style-name="ce1"/>
          <table:table-cell table:style-name="ce1" office:value-type="string">
            <text:p>パラメータ1</text:p>
          </table:table-cell>
          <table:table-cell table:style-name="ce1" office:value-type="string">
            <text:p>パラメータ2</text:p>
          </table:table-cell>
          <table:table-cell table:style-name="ce1" office:value-type="string">
            <text:p>パラメータ3</text:p>
          </table:table-cell>
          <table:table-cell table:style-name="ce1" office:value-type="string">
            <text:p>パラメータ4</text:p>
          </table:table-cell>
          <table:table-cell table:style-name="ce1" office:value-type="string">
            <text:p>パラメータ5</text:p>
          </table:table-cell>
          <table:table-cell table:style-name="ce1" office:value-type="string">
            <text:p>パラメータ6</text:p>
          </table:table-cell>
          <table:table-cell table:style-name="ce1" office:value-type="string">
            <text:p>パラメータ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5094.2">
            <text:p>85094.2</text:p>
          </table:table-cell>
          <table:table-cell office:value-type="float" office:value="254">
            <text:p>254</text:p>
          </table:table-cell>
          <table:table-cell office:value-type="float" office:value="1.14">
            <text:p>1.14</text:p>
          </table:table-cell>
          <table:table-cell office:value-type="float" office:value="335.02">
            <text:p>335.02</text:p>
          </table:table-cell>
          <table:table-cell office:value-type="float" office:value="92277">
            <text:p>9227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3_continue_loss=1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profit=200 </text:p>
          </table:table-cell>
          <table:table-cell office:value-type="string">
            <text:p>a3_loss=120 </text:p>
          </table:table-cell>
          <table:table-cell office:value-type="string">
            <text:p>a3_min_lots_mode=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1450">
            <text:p>121450</text:p>
          </table:table-cell>
          <table:table-cell office:value-type="float" office:value="254">
            <text:p>254</text:p>
          </table:table-cell>
          <table:table-cell office:value-type="float" office:value="1.12">
            <text:p>1.12</text:p>
          </table:table-cell>
          <table:table-cell office:value-type="float" office:value="478.15">
            <text:p>478.15</text:p>
          </table:table-cell>
          <table:table-cell office:value-type="float" office:value="143463">
            <text:p>143463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continue_loss=2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profit=200 </text:p>
          </table:table-cell>
          <table:table-cell office:value-type="string">
            <text:p>a3_loss=120 </text:p>
          </table:table-cell>
          <table:table-cell office:value-type="string">
            <text:p>a3_min_lots_mode=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6856.4">
            <text:p>146856.4</text:p>
          </table:table-cell>
          <table:table-cell office:value-type="float" office:value="254">
            <text:p>254</text:p>
          </table:table-cell>
          <table:table-cell office:value-type="float" office:value="1.12">
            <text:p>1.12</text:p>
          </table:table-cell>
          <table:table-cell office:value-type="float" office:value="578.17">
            <text:p>578.17</text:p>
          </table:table-cell>
          <table:table-cell office:value-type="float" office:value="140176.6">
            <text:p>140176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continue_loss=3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profit=200 </text:p>
          </table:table-cell>
          <table:table-cell office:value-type="string">
            <text:p>a3_loss=120 </text:p>
          </table:table-cell>
          <table:table-cell office:value-type="string">
            <text:p>a3_min_lots_mode=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26172.4">
            <text:p>226172.4</text:p>
          </table:table-cell>
          <table:table-cell office:value-type="float" office:value="254">
            <text:p>254</text:p>
          </table:table-cell>
          <table:table-cell office:value-type="float" office:value="1.18">
            <text:p>1.18</text:p>
          </table:table-cell>
          <table:table-cell office:value-type="float" office:value="890.44">
            <text:p>890.44</text:p>
          </table:table-cell>
          <table:table-cell office:value-type="float" office:value="134014.6">
            <text:p>134014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continue_loss=4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profit=200 </text:p>
          </table:table-cell>
          <table:table-cell office:value-type="string">
            <text:p>a3_loss=120 </text:p>
          </table:table-cell>
          <table:table-cell office:value-type="string">
            <text:p>a3_min_lots_mode=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3268">
            <text:p>243268</text:p>
          </table:table-cell>
          <table:table-cell office:value-type="float" office:value="254">
            <text:p>254</text:p>
          </table:table-cell>
          <table:table-cell office:value-type="float" office:value="1.18">
            <text:p>1.18</text:p>
          </table:table-cell>
          <table:table-cell office:value-type="float" office:value="957.75">
            <text:p>957.75</text:p>
          </table:table-cell>
          <table:table-cell office:value-type="float" office:value="138038">
            <text:p>13803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continue_loss=5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profit=200 </text:p>
          </table:table-cell>
          <table:table-cell office:value-type="string">
            <text:p>a3_loss=120 </text:p>
          </table:table-cell>
          <table:table-cell office:value-type="string">
            <text:p>a3_min_lots_mode=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62465">
            <text:p>262465</text:p>
          </table:table-cell>
          <table:table-cell office:value-type="float" office:value="254">
            <text:p>254</text:p>
          </table:table-cell>
          <table:table-cell office:value-type="float" office:value="1.19">
            <text:p>1.19</text:p>
          </table:table-cell>
          <table:table-cell office:value-type="float" office:value="1033.33">
            <text:p>1033.33</text:p>
          </table:table-cell>
          <table:table-cell office:value-type="float" office:value="126328">
            <text:p>12632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continue_loss=6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profit=200 </text:p>
          </table:table-cell>
          <table:table-cell office:value-type="string">
            <text:p>a3_loss=120 </text:p>
          </table:table-cell>
          <table:table-cell office:value-type="string">
            <text:p>a3_min_lots_mode=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9305">
            <text:p>259305</text:p>
          </table:table-cell>
          <table:table-cell office:value-type="float" office:value="254">
            <text:p>254</text:p>
          </table:table-cell>
          <table:table-cell office:value-type="float" office:value="1.19">
            <text:p>1.19</text:p>
          </table:table-cell>
          <table:table-cell office:value-type="float" office:value="1020.89">
            <text:p>1020.89</text:p>
          </table:table-cell>
          <table:table-cell office:value-type="float" office:value="137448">
            <text:p>13744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continue_loss=7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profit=200 </text:p>
          </table:table-cell>
          <table:table-cell office:value-type="string">
            <text:p>a3_loss=120 </text:p>
          </table:table-cell>
          <table:table-cell office:value-type="string">
            <text:p>a3_min_lots_mode=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5625">
            <text:p>265625</text:p>
          </table:table-cell>
          <table:table-cell office:value-type="float" office:value="254">
            <text:p>254</text:p>
          </table:table-cell>
          <table:table-cell office:value-type="float" office:value="1.19">
            <text:p>1.19</text:p>
          </table:table-cell>
          <table:table-cell office:value-type="float" office:value="1045.77">
            <text:p>1045.77</text:p>
          </table:table-cell>
          <table:table-cell office:value-type="float" office:value="121648">
            <text:p>12164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continue_loss=8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profit=200 </text:p>
          </table:table-cell>
          <table:table-cell office:value-type="string">
            <text:p>a3_loss=120 </text:p>
          </table:table-cell>
          <table:table-cell office:value-type="string">
            <text:p>a3_min_lots_mode=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6145">
            <text:p>256145</text:p>
          </table:table-cell>
          <table:table-cell office:value-type="float" office:value="254">
            <text:p>254</text:p>
          </table:table-cell>
          <table:table-cell office:value-type="float" office:value="1.18">
            <text:p>1.18</text:p>
          </table:table-cell>
          <table:table-cell office:value-type="float" office:value="1008.44">
            <text:p>1008.44</text:p>
          </table:table-cell>
          <table:table-cell office:value-type="float" office:value="121648">
            <text:p>12164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continue_loss=9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profit=200 </text:p>
          </table:table-cell>
          <table:table-cell office:value-type="string">
            <text:p>a3_loss=120 </text:p>
          </table:table-cell>
          <table:table-cell office:value-type="string">
            <text:p>a3_min_lots_mode=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6665">
            <text:p>246665</text:p>
          </table:table-cell>
          <table:table-cell office:value-type="float" office:value="254">
            <text:p>254</text:p>
          </table:table-cell>
          <table:table-cell office:value-type="float" office:value="1.17">
            <text:p>1.17</text:p>
          </table:table-cell>
          <table:table-cell office:value-type="float" office:value="971.12">
            <text:p>971.12</text:p>
          </table:table-cell>
          <table:table-cell office:value-type="float" office:value="121648">
            <text:p>12164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continue_loss=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profit=200 </text:p>
          </table:table-cell>
          <table:table-cell office:value-type="string">
            <text:p>a3_loss=120 </text:p>
          </table:table-cell>
          <table:table-cell office:value-type="string">
            <text:p>a3_min_lots_mode=0</text:p>
          </table:table-cell>
        </table:table-row>
      </table:table>
      <table:table table:name="point" table:style-name="ta1" table:print="false"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パス</text:p>
          </table:table-cell>
          <table:table-cell table:style-name="ce1" office:value-type="string">
            <text:p>損益</text:p>
          </table:table-cell>
          <table:table-cell table:style-name="ce1" office:value-type="string">
            <text:p>総取引回数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期待利得</text:p>
          </table:table-cell>
          <table:table-cell table:style-name="ce1" office:value-type="string">
            <text:p>ドローダウン</text:p>
          </table:table-cell>
          <table:table-cell table:style-name="ce2" office:value-type="string">
            <text:p>ドローダウン%</text:p>
          </table:table-cell>
          <table:table-cell table:style-name="ce1"/>
          <table:table-cell table:style-name="ce1" office:value-type="string">
            <text:p>パラメータ1</text:p>
          </table:table-cell>
          <table:table-cell table:style-name="ce1" office:value-type="string">
            <text:p>パラメータ2</text:p>
          </table:table-cell>
          <table:table-cell table:style-name="ce1" office:value-type="string">
            <text:p>パラメータ3</text:p>
          </table:table-cell>
          <table:table-cell table:style-name="ce1" office:value-type="string">
            <text:p>パラメータ4</text:p>
          </table:table-cell>
          <table:table-cell table:style-name="ce1" office:value-type="string">
            <text:p>パラメータ5</text:p>
          </table:table-cell>
          <table:table-cell table:style-name="ce1" office:value-type="string">
            <text:p>パラメータ6</text:p>
          </table:table-cell>
          <table:table-cell table:style-name="ce1" office:value-type="string">
            <text:p>パラメータ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0519">
            <text:p>260519</text:p>
          </table:table-cell>
          <table:table-cell office:value-type="float" office:value="254">
            <text:p>254</text:p>
          </table:table-cell>
          <table:table-cell office:value-type="float" office:value="1.25">
            <text:p>1.25</text:p>
          </table:table-cell>
          <table:table-cell office:value-type="float" office:value="1025.67">
            <text:p>1025.67</text:p>
          </table:table-cell>
          <table:table-cell office:value-type="float" office:value="95881">
            <text:p>9588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3_profit=6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82181">
            <text:p>382181</text:p>
          </table:table-cell>
          <table:table-cell office:value-type="float" office:value="254">
            <text:p>254</text:p>
          </table:table-cell>
          <table:table-cell office:value-type="float" office:value="1.34">
            <text:p>1.34</text:p>
          </table:table-cell>
          <table:table-cell office:value-type="float" office:value="1504.65">
            <text:p>1504.65</text:p>
          </table:table-cell>
          <table:table-cell office:value-type="float" office:value="118351">
            <text:p>118351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8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46923">
            <text:p>346923</text:p>
          </table:table-cell>
          <table:table-cell office:value-type="float" office:value="254">
            <text:p>254</text:p>
          </table:table-cell>
          <table:table-cell office:value-type="float" office:value="1.29">
            <text:p>1.29</text:p>
          </table:table-cell>
          <table:table-cell office:value-type="float" office:value="1365.84">
            <text:p>1365.84</text:p>
          </table:table-cell>
          <table:table-cell office:value-type="float" office:value="118483">
            <text:p>118483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0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2308">
            <text:p>432308</text:p>
          </table:table-cell>
          <table:table-cell office:value-type="float" office:value="254">
            <text:p>254</text:p>
          </table:table-cell>
          <table:table-cell office:value-type="float" office:value="1.36">
            <text:p>1.36</text:p>
          </table:table-cell>
          <table:table-cell office:value-type="float" office:value="1702">
            <text:p>1702</text:p>
          </table:table-cell>
          <table:table-cell office:value-type="float" office:value="138776">
            <text:p>13877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2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2970.4">
            <text:p>442970.4</text:p>
          </table:table-cell>
          <table:table-cell office:value-type="float" office:value="254">
            <text:p>254</text:p>
          </table:table-cell>
          <table:table-cell office:value-type="float" office:value="1.36">
            <text:p>1.36</text:p>
          </table:table-cell>
          <table:table-cell office:value-type="float" office:value="1743.98">
            <text:p>1743.98</text:p>
          </table:table-cell>
          <table:table-cell office:value-type="float" office:value="174524.6">
            <text:p>174524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4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51883.4">
            <text:p>551883.4</text:p>
          </table:table-cell>
          <table:table-cell office:value-type="float" office:value="254">
            <text:p>254</text:p>
          </table:table-cell>
          <table:table-cell office:value-type="float" office:value="1.46">
            <text:p>1.46</text:p>
          </table:table-cell>
          <table:table-cell office:value-type="float" office:value="2172.77">
            <text:p>2172.77</text:p>
          </table:table-cell>
          <table:table-cell office:value-type="float" office:value="174447.6">
            <text:p>174447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6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03787.4">
            <text:p>503787.4</text:p>
          </table:table-cell>
          <table:table-cell office:value-type="float" office:value="254">
            <text:p>254</text:p>
          </table:table-cell>
          <table:table-cell office:value-type="float" office:value="1.4">
            <text:p>1.4</text:p>
          </table:table-cell>
          <table:table-cell office:value-type="float" office:value="1983.41">
            <text:p>1983.41</text:p>
          </table:table-cell>
          <table:table-cell office:value-type="float" office:value="174447.6">
            <text:p>174447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8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1423.4">
            <text:p>371423.4</text:p>
          </table:table-cell>
          <table:table-cell office:value-type="float" office:value="254">
            <text:p>254</text:p>
          </table:table-cell>
          <table:table-cell office:value-type="float" office:value="1.29">
            <text:p>1.29</text:p>
          </table:table-cell>
          <table:table-cell office:value-type="float" office:value="1462.3">
            <text:p>1462.3</text:p>
          </table:table-cell>
          <table:table-cell office:value-type="float" office:value="175237.6">
            <text:p>175237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0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38389.8">
            <text:p>338389.8</text:p>
          </table:table-cell>
          <table:table-cell office:value-type="float" office:value="254">
            <text:p>254</text:p>
          </table:table-cell>
          <table:table-cell office:value-type="float" office:value="1.28">
            <text:p>1.28</text:p>
          </table:table-cell>
          <table:table-cell office:value-type="float" office:value="1332.24">
            <text:p>1332.24</text:p>
          </table:table-cell>
          <table:table-cell office:value-type="float" office:value="230750.8">
            <text:p>230750.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2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8360.8">
            <text:p>328360.8</text:p>
          </table:table-cell>
          <table:table-cell office:value-type="float" office:value="254">
            <text:p>254</text:p>
          </table:table-cell>
          <table:table-cell office:value-type="float" office:value="1.29">
            <text:p>1.29</text:p>
          </table:table-cell>
          <table:table-cell office:value-type="float" office:value="1292.76">
            <text:p>1292.76</text:p>
          </table:table-cell>
          <table:table-cell office:value-type="float" office:value="200323.8">
            <text:p>200323.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4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55526.8">
            <text:p>455526.8</text:p>
          </table:table-cell>
          <table:table-cell office:value-type="float" office:value="254">
            <text:p>254</text:p>
          </table:table-cell>
          <table:table-cell office:value-type="float" office:value="1.4">
            <text:p>1.4</text:p>
          </table:table-cell>
          <table:table-cell office:value-type="float" office:value="1793.41">
            <text:p>1793.41</text:p>
          </table:table-cell>
          <table:table-cell office:value-type="float" office:value="176649.2">
            <text:p>176649.2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6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3772.4">
            <text:p>463772.4</text:p>
          </table:table-cell>
          <table:table-cell office:value-type="float" office:value="254">
            <text:p>254</text:p>
          </table:table-cell>
          <table:table-cell office:value-type="float" office:value="1.42">
            <text:p>1.42</text:p>
          </table:table-cell>
          <table:table-cell office:value-type="float" office:value="1825.88">
            <text:p>1825.88</text:p>
          </table:table-cell>
          <table:table-cell office:value-type="float" office:value="253881.2">
            <text:p>253881.2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8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52621.4">
            <text:p>552621.4</text:p>
          </table:table-cell>
          <table:table-cell office:value-type="float" office:value="254">
            <text:p>254</text:p>
          </table:table-cell>
          <table:table-cell office:value-type="float" office:value="1.53">
            <text:p>1.53</text:p>
          </table:table-cell>
          <table:table-cell office:value-type="float" office:value="2175.67">
            <text:p>2175.67</text:p>
          </table:table-cell>
          <table:table-cell office:value-type="float" office:value="237769.2">
            <text:p>237769.2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0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8970.4">
            <text:p>658970.4</text:p>
          </table:table-cell>
          <table:table-cell office:value-type="float" office:value="254">
            <text:p>254</text:p>
          </table:table-cell>
          <table:table-cell office:value-type="float" office:value="1.64">
            <text:p>1.64</text:p>
          </table:table-cell>
          <table:table-cell office:value-type="float" office:value="2594.37">
            <text:p>2594.37</text:p>
          </table:table-cell>
          <table:table-cell office:value-type="float" office:value="224890.6">
            <text:p>224890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2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6939.4">
            <text:p>676939.4</text:p>
          </table:table-cell>
          <table:table-cell office:value-type="float" office:value="254">
            <text:p>254</text:p>
          </table:table-cell>
          <table:table-cell office:value-type="float" office:value="1.68">
            <text:p>1.68</text:p>
          </table:table-cell>
          <table:table-cell office:value-type="float" office:value="2665.12">
            <text:p>2665.12</text:p>
          </table:table-cell>
          <table:table-cell office:value-type="float" office:value="224764.6">
            <text:p>224764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4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94116.4">
            <text:p>794116.4</text:p>
          </table:table-cell>
          <table:table-cell office:value-type="float" office:value="254">
            <text:p>254</text:p>
          </table:table-cell>
          <table:table-cell office:value-type="float" office:value="1.82">
            <text:p>1.82</text:p>
          </table:table-cell>
          <table:table-cell office:value-type="float" office:value="3126.44">
            <text:p>3126.44</text:p>
          </table:table-cell>
          <table:table-cell office:value-type="float" office:value="194648.6">
            <text:p>194648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6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87618.2">
            <text:p>887618.2</text:p>
          </table:table-cell>
          <table:table-cell office:value-type="float" office:value="254">
            <text:p>254</text:p>
          </table:table-cell>
          <table:table-cell office:value-type="float" office:value="1.92">
            <text:p>1.92</text:p>
          </table:table-cell>
          <table:table-cell office:value-type="float" office:value="3494.56">
            <text:p>3494.56</text:p>
          </table:table-cell>
          <table:table-cell office:value-type="float" office:value="194550.6">
            <text:p>194550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8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59770.2">
            <text:p>859770.2</text:p>
          </table:table-cell>
          <table:table-cell office:value-type="float" office:value="254">
            <text:p>254</text:p>
          </table:table-cell>
          <table:table-cell office:value-type="float" office:value="1.89">
            <text:p>1.89</text:p>
          </table:table-cell>
          <table:table-cell office:value-type="float" office:value="3384.92">
            <text:p>3384.92</text:p>
          </table:table-cell>
          <table:table-cell office:value-type="float" office:value="194445.6">
            <text:p>194445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400 </text:p>
          </table:table-cell>
          <table:table-cell office:value-type="string">
            <text:p>a3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2429">
            <text:p>222429</text:p>
          </table:table-cell>
          <table:table-cell office:value-type="float" office:value="254">
            <text:p>254</text:p>
          </table:table-cell>
          <table:table-cell office:value-type="float" office:value="1.23">
            <text:p>1.23</text:p>
          </table:table-cell>
          <table:table-cell office:value-type="float" office:value="875.7">
            <text:p>875.7</text:p>
          </table:table-cell>
          <table:table-cell office:value-type="float" office:value="107699">
            <text:p>107699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6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8806">
            <text:p>298806</text:p>
          </table:table-cell>
          <table:table-cell office:value-type="float" office:value="254">
            <text:p>254</text:p>
          </table:table-cell>
          <table:table-cell office:value-type="float" office:value="1.28">
            <text:p>1.28</text:p>
          </table:table-cell>
          <table:table-cell office:value-type="float" office:value="1176.4">
            <text:p>1176.4</text:p>
          </table:table-cell>
          <table:table-cell office:value-type="float" office:value="94770">
            <text:p>9477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3_profit=8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8154">
            <text:p>258154</text:p>
          </table:table-cell>
          <table:table-cell office:value-type="float" office:value="254">
            <text:p>254</text:p>
          </table:table-cell>
          <table:table-cell office:value-type="float" office:value="1.21">
            <text:p>1.21</text:p>
          </table:table-cell>
          <table:table-cell office:value-type="float" office:value="1016.35">
            <text:p>1016.35</text:p>
          </table:table-cell>
          <table:table-cell office:value-type="float" office:value="96490">
            <text:p>9649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3_profit=10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5438">
            <text:p>265438</text:p>
          </table:table-cell>
          <table:table-cell office:value-type="float" office:value="254">
            <text:p>254</text:p>
          </table:table-cell>
          <table:table-cell office:value-type="float" office:value="1.21">
            <text:p>1.21</text:p>
          </table:table-cell>
          <table:table-cell office:value-type="float" office:value="1045.03">
            <text:p>1045.03</text:p>
          </table:table-cell>
          <table:table-cell office:value-type="float" office:value="123757">
            <text:p>123757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2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4300.4">
            <text:p>254300.4</text:p>
          </table:table-cell>
          <table:table-cell office:value-type="float" office:value="254">
            <text:p>254</text:p>
          </table:table-cell>
          <table:table-cell office:value-type="float" office:value="1.2">
            <text:p>1.2</text:p>
          </table:table-cell>
          <table:table-cell office:value-type="float" office:value="1001.18">
            <text:p>1001.18</text:p>
          </table:table-cell>
          <table:table-cell office:value-type="float" office:value="151662.6">
            <text:p>151662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4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5903.4">
            <text:p>325903.4</text:p>
          </table:table-cell>
          <table:table-cell office:value-type="float" office:value="254">
            <text:p>254</text:p>
          </table:table-cell>
          <table:table-cell office:value-type="float" office:value="1.25">
            <text:p>1.25</text:p>
          </table:table-cell>
          <table:table-cell office:value-type="float" office:value="1283.08">
            <text:p>1283.08</text:p>
          </table:table-cell>
          <table:table-cell office:value-type="float" office:value="148986.6">
            <text:p>148986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6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40811.4">
            <text:p>240811.4</text:p>
          </table:table-cell>
          <table:table-cell office:value-type="float" office:value="254">
            <text:p>254</text:p>
          </table:table-cell>
          <table:table-cell office:value-type="float" office:value="1.17">
            <text:p>1.17</text:p>
          </table:table-cell>
          <table:table-cell office:value-type="float" office:value="948.08">
            <text:p>948.08</text:p>
          </table:table-cell>
          <table:table-cell office:value-type="float" office:value="157092.6">
            <text:p>157092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8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44222.4">
            <text:p>144222.4</text:p>
          </table:table-cell>
          <table:table-cell office:value-type="float" office:value="254">
            <text:p>254</text:p>
          </table:table-cell>
          <table:table-cell office:value-type="float" office:value="1.1">
            <text:p>1.1</text:p>
          </table:table-cell>
          <table:table-cell office:value-type="float" office:value="567.8">
            <text:p>567.8</text:p>
          </table:table-cell>
          <table:table-cell office:value-type="float" office:value="160262.6">
            <text:p>160262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0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34445.8">
            <text:p>134445.8</text:p>
          </table:table-cell>
          <table:table-cell office:value-type="float" office:value="254">
            <text:p>254</text:p>
          </table:table-cell>
          <table:table-cell office:value-type="float" office:value="1.1">
            <text:p>1.1</text:p>
          </table:table-cell>
          <table:table-cell office:value-type="float" office:value="529.31">
            <text:p>529.31</text:p>
          </table:table-cell>
          <table:table-cell office:value-type="float" office:value="167393.8">
            <text:p>167393.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2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3803.8">
            <text:p>53803.8</text:p>
          </table:table-cell>
          <table:table-cell office:value-type="float" office:value="254">
            <text:p>254</text:p>
          </table:table-cell>
          <table:table-cell office:value-type="float" office:value="1.04">
            <text:p>1.04</text:p>
          </table:table-cell>
          <table:table-cell office:value-type="float" office:value="211.83">
            <text:p>211.83</text:p>
          </table:table-cell>
          <table:table-cell office:value-type="float" office:value="238864.2">
            <text:p>238864.2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4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72533.8">
            <text:p>172533.8</text:p>
          </table:table-cell>
          <table:table-cell office:value-type="float" office:value="254">
            <text:p>254</text:p>
          </table:table-cell>
          <table:table-cell office:value-type="float" office:value="1.13">
            <text:p>1.13</text:p>
          </table:table-cell>
          <table:table-cell office:value-type="float" office:value="679.27">
            <text:p>679.27</text:p>
          </table:table-cell>
          <table:table-cell office:value-type="float" office:value="232799.2">
            <text:p>232799.2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6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07377.4">
            <text:p>207377.4</text:p>
          </table:table-cell>
          <table:table-cell office:value-type="float" office:value="254">
            <text:p>254</text:p>
          </table:table-cell>
          <table:table-cell office:value-type="float" office:value="1.16">
            <text:p>1.16</text:p>
          </table:table-cell>
          <table:table-cell office:value-type="float" office:value="816.45">
            <text:p>816.45</text:p>
          </table:table-cell>
          <table:table-cell office:value-type="float" office:value="227571.2">
            <text:p>227571.2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8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6282.4">
            <text:p>106282.4</text:p>
          </table:table-cell>
          <table:table-cell office:value-type="float" office:value="254">
            <text:p>254</text:p>
          </table:table-cell>
          <table:table-cell office:value-type="float" office:value="1.08">
            <text:p>1.08</text:p>
          </table:table-cell>
          <table:table-cell office:value-type="float" office:value="418.43">
            <text:p>418.43</text:p>
          </table:table-cell>
          <table:table-cell office:value-type="float" office:value="254191.2">
            <text:p>254191.2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0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8209.4">
            <text:p>198209.4</text:p>
          </table:table-cell>
          <table:table-cell office:value-type="float" office:value="254">
            <text:p>254</text:p>
          </table:table-cell>
          <table:table-cell office:value-type="float" office:value="1.15">
            <text:p>1.15</text:p>
          </table:table-cell>
          <table:table-cell office:value-type="float" office:value="780.35">
            <text:p>780.35</text:p>
          </table:table-cell>
          <table:table-cell office:value-type="float" office:value="235812.2">
            <text:p>235812.2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2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09929.4">
            <text:p>209929.4</text:p>
          </table:table-cell>
          <table:table-cell office:value-type="float" office:value="254">
            <text:p>254</text:p>
          </table:table-cell>
          <table:table-cell office:value-type="float" office:value="1.17">
            <text:p>1.17</text:p>
          </table:table-cell>
          <table:table-cell office:value-type="float" office:value="826.49">
            <text:p>826.49</text:p>
          </table:table-cell>
          <table:table-cell office:value-type="float" office:value="225387.2">
            <text:p>225387.2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4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50218.2">
            <text:p>250218.2</text:p>
          </table:table-cell>
          <table:table-cell office:value-type="float" office:value="254">
            <text:p>254</text:p>
          </table:table-cell>
          <table:table-cell office:value-type="float" office:value="1.2">
            <text:p>1.2</text:p>
          </table:table-cell>
          <table:table-cell office:value-type="float" office:value="985.11">
            <text:p>985.11</text:p>
          </table:table-cell>
          <table:table-cell office:value-type="float" office:value="254271.6">
            <text:p>254271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6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29595">
            <text:p>329595</text:p>
          </table:table-cell>
          <table:table-cell office:value-type="float" office:value="254">
            <text:p>254</text:p>
          </table:table-cell>
          <table:table-cell office:value-type="float" office:value="1.26">
            <text:p>1.26</text:p>
          </table:table-cell>
          <table:table-cell office:value-type="float" office:value="1297.62">
            <text:p>1297.62</text:p>
          </table:table-cell>
          <table:table-cell office:value-type="float" office:value="251534.6">
            <text:p>251534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8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19079">
            <text:p>319079</text:p>
          </table:table-cell>
          <table:table-cell office:value-type="float" office:value="254">
            <text:p>254</text:p>
          </table:table-cell>
          <table:table-cell office:value-type="float" office:value="1.26">
            <text:p>1.26</text:p>
          </table:table-cell>
          <table:table-cell office:value-type="float" office:value="1256.22">
            <text:p>1256.22</text:p>
          </table:table-cell>
          <table:table-cell office:value-type="float" office:value="248658.6">
            <text:p>248658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400 </text:p>
          </table:table-cell>
          <table:table-cell office:value-type="string">
            <text:p>a3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5663">
            <text:p>135663</text:p>
          </table:table-cell>
          <table:table-cell office:value-type="float" office:value="254">
            <text:p>254</text:p>
          </table:table-cell>
          <table:table-cell office:value-type="float" office:value="1.16">
            <text:p>1.16</text:p>
          </table:table-cell>
          <table:table-cell office:value-type="float" office:value="534.11">
            <text:p>534.11</text:p>
          </table:table-cell>
          <table:table-cell office:value-type="float" office:value="94819">
            <text:p>94819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3_profit=6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0763">
            <text:p>180763</text:p>
          </table:table-cell>
          <table:table-cell office:value-type="float" office:value="254">
            <text:p>254</text:p>
          </table:table-cell>
          <table:table-cell office:value-type="float" office:value="1.19">
            <text:p>1.19</text:p>
          </table:table-cell>
          <table:table-cell office:value-type="float" office:value="711.67">
            <text:p>711.67</text:p>
          </table:table-cell>
          <table:table-cell office:value-type="float" office:value="102299">
            <text:p>102299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3_profit=8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2640">
            <text:p>182640</text:p>
          </table:table-cell>
          <table:table-cell office:value-type="float" office:value="254">
            <text:p>254</text:p>
          </table:table-cell>
          <table:table-cell office:value-type="float" office:value="1.17">
            <text:p>1.17</text:p>
          </table:table-cell>
          <table:table-cell office:value-type="float" office:value="719.06">
            <text:p>719.06</text:p>
          </table:table-cell>
          <table:table-cell office:value-type="float" office:value="100100">
            <text:p>10010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3_profit=10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88351">
            <text:p>188351</text:p>
          </table:table-cell>
          <table:table-cell office:value-type="float" office:value="254">
            <text:p>254</text:p>
          </table:table-cell>
          <table:table-cell office:value-type="float" office:value="1.17">
            <text:p>1.17</text:p>
          </table:table-cell>
          <table:table-cell office:value-type="float" office:value="741.54">
            <text:p>741.54</text:p>
          </table:table-cell>
          <table:table-cell office:value-type="float" office:value="119496">
            <text:p>11949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2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61772.4">
            <text:p>161772.4</text:p>
          </table:table-cell>
          <table:table-cell office:value-type="float" office:value="254">
            <text:p>254</text:p>
          </table:table-cell>
          <table:table-cell office:value-type="float" office:value="1.14">
            <text:p>1.14</text:p>
          </table:table-cell>
          <table:table-cell office:value-type="float" office:value="636.9">
            <text:p>636.9</text:p>
          </table:table-cell>
          <table:table-cell office:value-type="float" office:value="150088.6">
            <text:p>150088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4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4187.4">
            <text:p>254187.4</text:p>
          </table:table-cell>
          <table:table-cell office:value-type="float" office:value="254">
            <text:p>254</text:p>
          </table:table-cell>
          <table:table-cell office:value-type="float" office:value="1.21">
            <text:p>1.21</text:p>
          </table:table-cell>
          <table:table-cell office:value-type="float" office:value="1000.74">
            <text:p>1000.74</text:p>
          </table:table-cell>
          <table:table-cell office:value-type="float" office:value="113712.6">
            <text:p>113712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6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76583.4">
            <text:p>176583.4</text:p>
          </table:table-cell>
          <table:table-cell office:value-type="float" office:value="254">
            <text:p>254</text:p>
          </table:table-cell>
          <table:table-cell office:value-type="float" office:value="1.14">
            <text:p>1.14</text:p>
          </table:table-cell>
          <table:table-cell office:value-type="float" office:value="695.21">
            <text:p>695.21</text:p>
          </table:table-cell>
          <table:table-cell office:value-type="float" office:value="157583.6">
            <text:p>157583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8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0122.4">
            <text:p>70122.4</text:p>
          </table:table-cell>
          <table:table-cell office:value-type="float" office:value="254">
            <text:p>254</text:p>
          </table:table-cell>
          <table:table-cell office:value-type="float" office:value="1.05">
            <text:p>1.05</text:p>
          </table:table-cell>
          <table:table-cell office:value-type="float" office:value="276.07">
            <text:p>276.07</text:p>
          </table:table-cell>
          <table:table-cell office:value-type="float" office:value="186104.6">
            <text:p>186104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0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5618.8">
            <text:p>125618.8</text:p>
          </table:table-cell>
          <table:table-cell office:value-type="float" office:value="254">
            <text:p>254</text:p>
          </table:table-cell>
          <table:table-cell office:value-type="float" office:value="1.1">
            <text:p>1.1</text:p>
          </table:table-cell>
          <table:table-cell office:value-type="float" office:value="494.56">
            <text:p>494.56</text:p>
          </table:table-cell>
          <table:table-cell office:value-type="float" office:value="204210.8">
            <text:p>204210.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2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431.8">
            <text:p>58431.8</text:p>
          </table:table-cell>
          <table:table-cell office:value-type="float" office:value="254">
            <text:p>254</text:p>
          </table:table-cell>
          <table:table-cell office:value-type="float" office:value="1.05">
            <text:p>1.05</text:p>
          </table:table-cell>
          <table:table-cell office:value-type="float" office:value="230.05">
            <text:p>230.05</text:p>
          </table:table-cell>
          <table:table-cell office:value-type="float" office:value="217214.8">
            <text:p>217214.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4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72408.8">
            <text:p>172408.8</text:p>
          </table:table-cell>
          <table:table-cell office:value-type="float" office:value="254">
            <text:p>254</text:p>
          </table:table-cell>
          <table:table-cell office:value-type="float" office:value="1.14">
            <text:p>1.14</text:p>
          </table:table-cell>
          <table:table-cell office:value-type="float" office:value="678.77">
            <text:p>678.77</text:p>
          </table:table-cell>
          <table:table-cell office:value-type="float" office:value="188146.8">
            <text:p>188146.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6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6808.8">
            <text:p>136808.8</text:p>
          </table:table-cell>
          <table:table-cell office:value-type="float" office:value="254">
            <text:p>254</text:p>
          </table:table-cell>
          <table:table-cell office:value-type="float" office:value="1.11">
            <text:p>1.11</text:p>
          </table:table-cell>
          <table:table-cell office:value-type="float" office:value="538.62">
            <text:p>538.62</text:p>
          </table:table-cell>
          <table:table-cell office:value-type="float" office:value="236882.2">
            <text:p>236882.2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8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0910.8">
            <text:p>40910.8</text:p>
          </table:table-cell>
          <table:table-cell office:value-type="float" office:value="254">
            <text:p>254</text:p>
          </table:table-cell>
          <table:table-cell office:value-type="float" office:value="1.03">
            <text:p>1.03</text:p>
          </table:table-cell>
          <table:table-cell office:value-type="float" office:value="161.07">
            <text:p>161.07</text:p>
          </table:table-cell>
          <table:table-cell office:value-type="float" office:value="316489.2">
            <text:p>316489.2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0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706.8">
            <text:p>125706.8</text:p>
          </table:table-cell>
          <table:table-cell office:value-type="float" office:value="254">
            <text:p>254</text:p>
          </table:table-cell>
          <table:table-cell office:value-type="float" office:value="1.1">
            <text:p>1.1</text:p>
          </table:table-cell>
          <table:table-cell office:value-type="float" office:value="494.91">
            <text:p>494.91</text:p>
          </table:table-cell>
          <table:table-cell office:value-type="float" office:value="282805.8">
            <text:p>282805.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2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03788.2">
            <text:p>103788.2</text:p>
          </table:table-cell>
          <table:table-cell office:value-type="float" office:value="254">
            <text:p>254</text:p>
          </table:table-cell>
          <table:table-cell office:value-type="float" office:value="1.08">
            <text:p>1.08</text:p>
          </table:table-cell>
          <table:table-cell office:value-type="float" office:value="408.61">
            <text:p>408.61</text:p>
          </table:table-cell>
          <table:table-cell office:value-type="float" office:value="310901.8">
            <text:p>310901.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4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0576">
            <text:p>100576</text:p>
          </table:table-cell>
          <table:table-cell office:value-type="float" office:value="254">
            <text:p>254</text:p>
          </table:table-cell>
          <table:table-cell office:value-type="float" office:value="1.08">
            <text:p>1.08</text:p>
          </table:table-cell>
          <table:table-cell office:value-type="float" office:value="395.97">
            <text:p>395.97</text:p>
          </table:table-cell>
          <table:table-cell office:value-type="float" office:value="293294">
            <text:p>293294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6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71824.8">
            <text:p>171824.8</text:p>
          </table:table-cell>
          <table:table-cell office:value-type="float" office:value="254">
            <text:p>254</text:p>
          </table:table-cell>
          <table:table-cell office:value-type="float" office:value="1.14">
            <text:p>1.14</text:p>
          </table:table-cell>
          <table:table-cell office:value-type="float" office:value="676.48">
            <text:p>676.48</text:p>
          </table:table-cell>
          <table:table-cell office:value-type="float" office:value="268465.8">
            <text:p>268465.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38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55624.8">
            <text:p>155624.8</text:p>
          </table:table-cell>
          <table:table-cell office:value-type="float" office:value="254">
            <text:p>254</text:p>
          </table:table-cell>
          <table:table-cell office:value-type="float" office:value="1.13">
            <text:p>1.13</text:p>
          </table:table-cell>
          <table:table-cell office:value-type="float" office:value="612.7">
            <text:p>612.7</text:p>
          </table:table-cell>
          <table:table-cell office:value-type="float" office:value="258236.8">
            <text:p>258236.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400 </text:p>
          </table:table-cell>
          <table:table-cell office:value-type="string">
            <text:p>a3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7310">
            <text:p>137310</text:p>
          </table:table-cell>
          <table:table-cell office:value-type="float" office:value="254">
            <text:p>254</text:p>
          </table:table-cell>
          <table:table-cell office:value-type="float" office:value="1.2">
            <text:p>1.2</text:p>
          </table:table-cell>
          <table:table-cell office:value-type="float" office:value="540.59">
            <text:p>540.59</text:p>
          </table:table-cell>
          <table:table-cell office:value-type="float" office:value="97819">
            <text:p>97819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3_profit=60 </text:p>
          </table:table-cell>
          <table:table-cell office:value-type="string">
            <text:p>a3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05338">
            <text:p>205338</text:p>
          </table:table-cell>
          <table:table-cell office:value-type="float" office:value="254">
            <text:p>254</text:p>
          </table:table-cell>
          <table:table-cell office:value-type="float" office:value="1.25">
            <text:p>1.25</text:p>
          </table:table-cell>
          <table:table-cell office:value-type="float" office:value="808.42">
            <text:p>808.42</text:p>
          </table:table-cell>
          <table:table-cell office:value-type="float" office:value="102880">
            <text:p>10288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3_profit=80 </text:p>
          </table:table-cell>
          <table:table-cell office:value-type="string">
            <text:p>a3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49180">
            <text:p>249180</text:p>
          </table:table-cell>
          <table:table-cell office:value-type="float" office:value="254">
            <text:p>254</text:p>
          </table:table-cell>
          <table:table-cell office:value-type="float" office:value="1.28">
            <text:p>1.28</text:p>
          </table:table-cell>
          <table:table-cell office:value-type="float" office:value="981.02">
            <text:p>981.02</text:p>
          </table:table-cell>
          <table:table-cell office:value-type="float" office:value="108280">
            <text:p>108280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00 </text:p>
          </table:table-cell>
          <table:table-cell office:value-type="string">
            <text:p>a3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37091">
            <text:p>237091</text:p>
          </table:table-cell>
          <table:table-cell office:value-type="float" office:value="254">
            <text:p>254</text:p>
          </table:table-cell>
          <table:table-cell office:value-type="float" office:value="1.24">
            <text:p>1.24</text:p>
          </table:table-cell>
          <table:table-cell office:value-type="float" office:value="933.43">
            <text:p>933.43</text:p>
          </table:table-cell>
          <table:table-cell office:value-type="float" office:value="116677">
            <text:p>116677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20 </text:p>
          </table:table-cell>
          <table:table-cell office:value-type="string">
            <text:p>a3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55477.4">
            <text:p>255477.4</text:p>
          </table:table-cell>
          <table:table-cell office:value-type="float" office:value="254">
            <text:p>254</text:p>
          </table:table-cell>
          <table:table-cell office:value-type="float" office:value="1.25">
            <text:p>1.25</text:p>
          </table:table-cell>
          <table:table-cell office:value-type="float" office:value="1005.82">
            <text:p>1005.82</text:p>
          </table:table-cell>
          <table:table-cell office:value-type="float" office:value="102754.6">
            <text:p>102754.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3_profit=140 </text:p>
          </table:table-cell>
          <table:table-cell office:value-type="string">
            <text:p>a3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68593.4">
            <text:p>268593.4</text:p>
          </table:table-cell>
          <table:table-cell office:value-type="float" office:value="254">
            <text:p>254</text:p>
          </table:table-cell>
          <table:table-cell office:value-type="float" office:value="1.25">
            <text:p>1.25</text:p>
          </table:table-cell>
          <table:table-cell office:value-type="float" office:value="1057.45">
            <text:p>1057.45</text:p>
          </table:table-cell>
          <table:table-cell office:value-type="float" office:value="116376.6">
            <text:p>116376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60 </text:p>
          </table:table-cell>
          <table:table-cell office:value-type="string">
            <text:p>a3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86699.4">
            <text:p>186699.4</text:p>
          </table:table-cell>
          <table:table-cell office:value-type="float" office:value="254">
            <text:p>254</text:p>
          </table:table-cell>
          <table:table-cell office:value-type="float" office:value="1.16">
            <text:p>1.16</text:p>
          </table:table-cell>
          <table:table-cell office:value-type="float" office:value="735.04">
            <text:p>735.04</text:p>
          </table:table-cell>
          <table:table-cell office:value-type="float" office:value="125239.6">
            <text:p>125239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180 </text:p>
          </table:table-cell>
          <table:table-cell office:value-type="string">
            <text:p>a3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6856.4">
            <text:p>146856.4</text:p>
          </table:table-cell>
          <table:table-cell office:value-type="float" office:value="254">
            <text:p>254</text:p>
          </table:table-cell>
          <table:table-cell office:value-type="float" office:value="1.12">
            <text:p>1.12</text:p>
          </table:table-cell>
          <table:table-cell office:value-type="float" office:value="578.17">
            <text:p>578.17</text:p>
          </table:table-cell>
          <table:table-cell office:value-type="float" office:value="140176.6">
            <text:p>140176.6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00 </text:p>
          </table:table-cell>
          <table:table-cell office:value-type="string">
            <text:p>a3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2480.6">
            <text:p>82480.6</text:p>
          </table:table-cell>
          <table:table-cell office:value-type="float" office:value="254">
            <text:p>254</text:p>
          </table:table-cell>
          <table:table-cell office:value-type="float" office:value="1.07">
            <text:p>1.07</text:p>
          </table:table-cell>
          <table:table-cell office:value-type="float" office:value="324.73">
            <text:p>324.73</text:p>
          </table:table-cell>
          <table:table-cell office:value-type="float" office:value="174549.8">
            <text:p>174549.8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20 </text:p>
          </table:table-cell>
          <table:table-cell office:value-type="string">
            <text:p>a3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2648">
            <text:p>42648</text:p>
          </table:table-cell>
          <table:table-cell office:value-type="float" office:value="254">
            <text:p>254</text:p>
          </table:table-cell>
          <table:table-cell office:value-type="float" office:value="1.04">
            <text:p>1.04</text:p>
          </table:table-cell>
          <table:table-cell office:value-type="float" office:value="167.91">
            <text:p>167.91</text:p>
          </table:table-cell>
          <table:table-cell office:value-type="float" office:value="166193">
            <text:p>166193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40 </text:p>
          </table:table-cell>
          <table:table-cell office:value-type="string">
            <text:p>a3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47029">
            <text:p>147029</text:p>
          </table:table-cell>
          <table:table-cell office:value-type="float" office:value="254">
            <text:p>254</text:p>
          </table:table-cell>
          <table:table-cell office:value-type="float" office:value="1.12">
            <text:p>1.12</text:p>
          </table:table-cell>
          <table:table-cell office:value-type="float" office:value="578.85">
            <text:p>578.85</text:p>
          </table:table-cell>
          <table:table-cell office:value-type="float" office:value="143196.4">
            <text:p>143196.4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3_profit=260 </text:p>
          </table:table-cell>
          <table:table-cell office:value-type="string">
            <text:p>a3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3_min_lots_mode=0 </text:p>
          </table:table-cell>
          <table:table-cell office:value-type="string">
            <text:p>a3_continue_loss=3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point.A1:point.O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2022/12/01</text:date>, <text:time>08:1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go ninomiya</meta:initial-creator>
    <meta:creation-date>2022-11-30T22:09:41.75</meta:creation-date>
    <dc:date>2022-12-01T08:16:29.40</dc:date>
    <dc:creator>keigo ninomiya</dc:creator>
    <meta:editing-duration>PT7M6S</meta:editing-duration>
    <meta:editing-cycles>2</meta:editing-cycles>
    <meta:generator>OpenOffice/4.1.13$Win32 OpenOffice.org_project/4113m1$Build-9810</meta:generator>
    <meta:document-statistic meta:table-count="3" meta:cell-count="1153" meta:object-count="0"/>
  </office:meta>
</office:document-meta>
</file>